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aco" svg:font-family="Monaco, 'Bitstream Vera Sans Mono', 'Lucida Console', Terminal, monospace"/>
    <style:font-face style:name="Monaco1" svg:font-family="Monaco, MonacoRegular, 'Courier New', monospace"/>
    <style:font-face style:name="Myriad Pro" svg:font-family="'Myriad Pro', Calibri, Helvetica, Arial, sans-serif"/>
    <style:font-face style:name="Open Sans" svg:font-family="'Open Sans', sans-serif"/>
    <style:font-face style:name="Ubuntu" svg:font-family="Ubuntu, sans-serif"/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1bc98a4" officeooo:paragraph-rsid="01bc98a4"/>
    </style:style>
    <style:style style:name="P2" style:family="paragraph" style:parent-style-name="Heading_20_2">
      <style:text-properties officeooo:rsid="01bdcd28" officeooo:paragraph-rsid="01bdcd28"/>
    </style:style>
    <style:style style:name="P3" style:family="paragraph" style:parent-style-name="Heading_20_2">
      <style:text-properties officeooo:paragraph-rsid="01e04522"/>
    </style:style>
    <style:style style:name="P4" style:family="paragraph" style:parent-style-name="Heading_20_2">
      <style:text-properties fo:font-weight="bold" officeooo:paragraph-rsid="01e444d5" style:font-weight-asian="bold" style:font-weight-complex="bold"/>
    </style:style>
    <style:style style:name="P5" style:family="paragraph" style:parent-style-name="Heading_20_1">
      <style:text-properties officeooo:paragraph-rsid="01babe07"/>
    </style:style>
    <style:style style:name="P6" style:family="paragraph" style:parent-style-name="Heading_20_1">
      <style:text-properties officeooo:rsid="01db6956" officeooo:paragraph-rsid="01db6956"/>
    </style:style>
    <style:style style:name="P7" style:family="paragraph" style:parent-style-name="Heading_20_1" style:master-page-name="">
      <style:paragraph-properties style:page-number="auto"/>
      <style:text-properties officeooo:rsid="01bdcd28" officeooo:paragraph-rsid="01bdcd28"/>
    </style:style>
    <style:style style:name="P8" style:family="paragraph" style:parent-style-name="Heading_20_3">
      <style:text-properties officeooo:paragraph-rsid="01920b60"/>
    </style:style>
    <style:style style:name="P9" style:family="paragraph" style:parent-style-name="Code">
      <style:text-properties fo:font-weight="bold" officeooo:paragraph-rsid="01bc98a4" style:font-weight-asian="bold" style:font-weight-complex="bold"/>
    </style:style>
    <style:style style:name="P10" style:family="paragraph" style:parent-style-name="Title">
      <style:text-properties officeooo:rsid="01babe07" officeooo:paragraph-rsid="01babe07"/>
    </style:style>
    <style:style style:name="P11" style:family="paragraph" style:parent-style-name="Text_20_body" style:list-style-name="L22">
      <style:text-properties officeooo:rsid="00b01176" officeooo:paragraph-rsid="00b16658"/>
    </style:style>
    <style:style style:name="P12" style:family="paragraph" style:parent-style-name="Text_20_body">
      <style:text-properties fo:font-weight="bold" officeooo:rsid="01ab38e7" officeooo:paragraph-rsid="01ab38e7" style:font-weight-asian="bold" style:font-weight-complex="bold"/>
    </style:style>
    <style:style style:name="P13" style:family="paragraph" style:parent-style-name="Text_20_body" style:list-style-name="L40">
      <style:text-properties fo:font-weight="bold" officeooo:rsid="01c17148" officeooo:paragraph-rsid="01c17148" style:font-weight-asian="bold" style:font-weight-complex="bold"/>
    </style:style>
    <style:style style:name="P14" style:family="paragraph" style:parent-style-name="Text_20_body" style:list-style-name="L33">
      <style:text-properties officeooo:rsid="01920b60" officeooo:paragraph-rsid="01920b60"/>
    </style:style>
    <style:style style:name="P15" style:family="paragraph" style:parent-style-name="Text_20_body" style:list-style-name="L33">
      <style:text-properties officeooo:paragraph-rsid="01952378"/>
    </style:style>
    <style:style style:name="P16" style:family="paragraph" style:parent-style-name="Text_20_body" style:list-style-name="L34">
      <style:text-properties officeooo:rsid="01babe07" officeooo:paragraph-rsid="01babe07"/>
    </style:style>
    <style:style style:name="P17" style:family="paragraph" style:parent-style-name="Text_20_body" style:list-style-name="L35">
      <style:text-properties officeooo:rsid="01babe07" officeooo:paragraph-rsid="01babe07"/>
    </style:style>
    <style:style style:name="P18" style:family="paragraph" style:parent-style-name="Text_20_body" style:list-style-name="L40">
      <style:text-properties officeooo:rsid="01c17148" officeooo:paragraph-rsid="01c17148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1c29ec4" officeooo:paragraph-rsid="01c29ec4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1e04522" officeooo:paragraph-rsid="01e04522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1e43093" officeooo:paragraph-rsid="01e43093" style:font-weight-asian="bold" style:font-weight-complex="bold"/>
    </style:style>
    <style:style style:name="P22" style:family="paragraph" style:parent-style-name="Text_20_body" style:list-style-name="L43">
      <style:text-properties officeooo:rsid="01c5912a" officeooo:paragraph-rsid="01c5912a"/>
    </style:style>
    <style:style style:name="P23" style:family="paragraph" style:parent-style-name="Text_20_body" style:list-style-name="L43">
      <style:text-properties officeooo:rsid="01c6823e" officeooo:paragraph-rsid="01c6823e"/>
    </style:style>
    <style:style style:name="P24" style:family="paragraph" style:parent-style-name="Text_20_body" style:list-style-name="L43">
      <style:text-properties officeooo:rsid="01c7753b" officeooo:paragraph-rsid="01c7753b"/>
    </style:style>
    <style:style style:name="P25" style:family="paragraph" style:parent-style-name="Text_20_body" style:list-style-name="L43">
      <style:text-properties officeooo:rsid="01c8d75a" officeooo:paragraph-rsid="01c8d75a"/>
    </style:style>
    <style:style style:name="P26" style:family="paragraph" style:parent-style-name="Text_20_body" style:list-style-name="L43">
      <style:text-properties officeooo:rsid="01cbf1c6" officeooo:paragraph-rsid="01cbf1c6"/>
    </style:style>
    <style:style style:name="P27" style:family="paragraph" style:parent-style-name="Text_20_body" style:list-style-name="L43">
      <style:text-properties officeooo:rsid="01cdbb8e" officeooo:paragraph-rsid="01cdbb8e"/>
    </style:style>
    <style:style style:name="P28" style:family="paragraph" style:parent-style-name="Text_20_body" style:list-style-name="L45">
      <style:text-properties officeooo:rsid="01d09db5" officeooo:paragraph-rsid="01d09db5"/>
    </style:style>
    <style:style style:name="P29" style:family="paragraph" style:parent-style-name="Text_20_body" style:list-style-name="L46">
      <style:text-properties officeooo:rsid="01d2b3a6" officeooo:paragraph-rsid="01d2b3a6"/>
    </style:style>
    <style:style style:name="P30" style:family="paragraph" style:parent-style-name="Text_20_body" style:list-style-name="L43">
      <style:text-properties officeooo:rsid="01d4d66b" officeooo:paragraph-rsid="01d4d66b"/>
    </style:style>
    <style:style style:name="P31" style:family="paragraph" style:parent-style-name="Text_20_body" style:list-style-name="L43">
      <style:text-properties officeooo:rsid="01d56f17" officeooo:paragraph-rsid="01d56f17"/>
    </style:style>
    <style:style style:name="P32" style:family="paragraph" style:parent-style-name="Text_20_body" style:list-style-name="L43">
      <style:text-properties officeooo:rsid="01d6a507" officeooo:paragraph-rsid="01d6a507"/>
    </style:style>
    <style:style style:name="P33" style:family="paragraph" style:parent-style-name="Text_20_body" style:list-style-name="L43">
      <style:text-properties officeooo:rsid="01d7f865" officeooo:paragraph-rsid="01d7f865"/>
    </style:style>
    <style:style style:name="P34" style:family="paragraph" style:parent-style-name="Text_20_body" style:list-style-name="L43">
      <style:text-properties officeooo:rsid="01d87101" officeooo:paragraph-rsid="01d87101"/>
    </style:style>
    <style:style style:name="P35" style:family="paragraph" style:parent-style-name="Text_20_body" style:list-style-name="L43">
      <style:text-properties officeooo:rsid="01d9a2eb" officeooo:paragraph-rsid="01d9a2eb"/>
    </style:style>
    <style:style style:name="P36" style:family="paragraph" style:parent-style-name="Text_20_body" style:list-style-name="L43">
      <style:text-properties officeooo:rsid="01db2eb6" officeooo:paragraph-rsid="01db2eb6"/>
    </style:style>
    <style:style style:name="P37" style:family="paragraph" style:parent-style-name="Text_20_body" style:list-style-name="L47">
      <style:text-properties officeooo:paragraph-rsid="01dd4a1a"/>
    </style:style>
    <style:style style:name="P38" style:family="paragraph" style:parent-style-name="Text_20_body" style:list-style-name="L47">
      <style:text-properties officeooo:rsid="01dd7280" officeooo:paragraph-rsid="01dd7280"/>
    </style:style>
    <style:style style:name="P39" style:family="paragraph" style:parent-style-name="Text_20_body" style:list-style-name="L47">
      <style:text-properties officeooo:rsid="01de4142" officeooo:paragraph-rsid="01de4142"/>
    </style:style>
    <style:style style:name="P40" style:family="paragraph" style:parent-style-name="Text_20_body" style:list-style-name="L48">
      <style:text-properties officeooo:rsid="01df5fee" officeooo:paragraph-rsid="01df5fee"/>
    </style:style>
    <style:style style:name="P41" style:family="paragraph" style:parent-style-name="Text_20_body" style:list-style-name="L48">
      <style:text-properties officeooo:rsid="01e04522" officeooo:paragraph-rsid="01e04522"/>
    </style:style>
    <style:style style:name="P42" style:family="paragraph" style:parent-style-name="Text_20_body" style:list-style-name="L47">
      <style:text-properties officeooo:rsid="01e04522" officeooo:paragraph-rsid="01e04522"/>
    </style:style>
    <style:style style:name="P43" style:family="paragraph" style:parent-style-name="Text_20_body">
      <style:text-properties officeooo:paragraph-rsid="01e04522"/>
    </style:style>
    <style:style style:name="P44" style:family="paragraph" style:parent-style-name="Text_20_body" style:list-style-name="L49">
      <style:text-properties officeooo:rsid="01e1f18e" officeooo:paragraph-rsid="01e1f18e"/>
    </style:style>
    <style:style style:name="P45" style:family="paragraph" style:parent-style-name="Text_20_body" style:list-style-name="L42">
      <style:paragraph-properties fo:margin-left="2.501cm" fo:margin-right="0cm" fo:text-indent="-0.635cm" style:auto-text-indent="false"/>
      <style:text-properties fo:font-weight="normal" officeooo:rsid="01c4dc9d" officeooo:paragraph-rsid="01c4dc9d" style:font-weight-asian="normal" style:font-weight-complex="normal"/>
    </style:style>
    <style:style style:name="P46" style:family="paragraph" style:parent-style-name="Text_20_body">
      <style:paragraph-properties fo:margin-left="3.752cm" fo:margin-right="0cm" fo:text-indent="-0.635cm" style:auto-text-indent="false"/>
      <style:text-properties fo:font-style="italic" fo:font-weight="normal" officeooo:rsid="01c4dc9d" officeooo:paragraph-rsid="01c4dc9d" style:font-style-asian="italic" style:font-weight-asian="normal" style:font-style-complex="italic" style:font-weight-complex="normal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fo:font-weight="bold" officeooo:rsid="01e444d5" officeooo:paragraph-rsid="01e444d5" style:font-weight-asian="bold" style:font-weight-complex="bold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size="10pt" fo:font-weight="bold" officeooo:rsid="01c2f883" officeooo:paragraph-rsid="01c2f883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fo:font-size="4pt" fo:font-weight="bold" officeooo:rsid="01c2f883" officeooo:paragraph-rsid="01c2f883" style:font-size-asian="4pt" style:font-weight-asian="bold" style:font-size-complex="4pt" style:font-weight-complex="bold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fo:font-size="13pt" fo:font-weight="bold" officeooo:rsid="01c2f883" officeooo:paragraph-rsid="01c2f883" style:font-size-asian="13pt" style:font-weight-asian="bold" style:font-size-complex="13pt" style:font-weight-complex="bold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rsid="01e444d5" officeooo:paragraph-rsid="01e444d5"/>
    </style:style>
    <style:style style:name="P52" style:family="paragraph" style:parent-style-name="Text_20_body">
      <style:paragraph-properties fo:margin-left="2.501cm" fo:margin-right="0cm" fo:text-indent="0cm" style:auto-text-indent="false"/>
      <style:text-properties fo:font-style="italic" fo:font-weight="bold" officeooo:rsid="01d10399" officeooo:paragraph-rsid="01d10399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9605d" style:font-weight-asian="bold" style:font-weight-complex="bold"/>
    </style:style>
    <style:style style:name="T3" style:family="text">
      <style:text-properties fo:font-weight="bold" officeooo:rsid="018be9ba" style:font-weight-asian="bold" style:font-weight-complex="bold"/>
    </style:style>
    <style:style style:name="T4" style:family="text">
      <style:text-properties fo:font-weight="bold" officeooo:rsid="00ae77e5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9aea17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b38e7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1d1039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1d3d5b2" style:font-style-asian="normal" style:font-weight-asian="normal" style:font-style-complex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1e43a5c" style:font-weight-asian="normal" style:font-weight-complex="normal"/>
    </style:style>
    <style:style style:name="T16" style:family="text">
      <style:text-properties officeooo:rsid="01920b60"/>
    </style:style>
    <style:style style:name="T17" style:family="text">
      <style:text-properties officeooo:rsid="01952378"/>
    </style:style>
    <style:style style:name="T18" style:family="text">
      <style:text-properties officeooo:rsid="01babe07"/>
    </style:style>
    <style:style style:name="T19" style:family="text">
      <style:text-properties officeooo:rsid="01bc98a4"/>
    </style:style>
    <style:style style:name="T20" style:family="text">
      <style:text-properties fo:font-size="4pt" style:font-size-asian="4pt" style:font-size-complex="4pt"/>
    </style:style>
    <style:style style:name="T21" style:family="text">
      <style:text-properties officeooo:rsid="01ca0a91"/>
    </style:style>
    <style:style style:name="T22" style:family="text">
      <style:text-properties officeooo:rsid="01d10399"/>
    </style:style>
    <style:style style:name="T23" style:family="text">
      <style:text-properties officeooo:rsid="01d822e0"/>
    </style:style>
    <style:style style:name="T24" style:family="text">
      <style:text-properties officeooo:rsid="01d958a3"/>
    </style:style>
    <style:style style:name="T25" style:family="text">
      <style:text-properties officeooo:rsid="01dd4a1a"/>
    </style:style>
    <style:style style:name="T26" style:family="text">
      <style:text-properties officeooo:rsid="01de4142"/>
    </style:style>
    <style:style style:name="T27" style:family="text">
      <style:text-properties officeooo:rsid="01e04522"/>
    </style:style>
    <style:style style:name="T28" style:family="text">
      <style:text-properties officeooo:rsid="01e08ef7"/>
    </style:style>
    <style:style style:name="T29" style:family="text">
      <style:text-properties officeooo:rsid="01e1f18e"/>
    </style:style>
    <style:style style:name="T30" style:family="text">
      <style:text-properties officeooo:rsid="01e2c1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L</text:span><text:span text:style-name="T5">ogging</text:span></text:p>
      <text:h text:style-name="P5" text:outline-level="1">Definitions</text:h>
      <text:p text:style-name="P21">Appender<text:span text:style-name="T14">: simple way to have multiple outputs during logging. E.g. lets you simulataneously log into the console, and into a file, and into an external service, etc.. </text:span><text:span text:style-name="T15">Winston has them.</text:span></text:p>
      <text:p text:style-name="P20">Serializer (Bunyan)<text:span text:style-name="T14">: produce a JSON-able object from a JavaScript object, to make it easier to emit loggable data from code. </text:span></text:p>
      <text:p text:style-name="P19">Transport (Winston)<text:span text:style-name="T14">: storage device – i.e. where the logs ends up stored.</text:span></text:p>
      <text:h text:style-name="P7" text:outline-level="1"><text:span text:style-name="T4">C</text:span><text:span text:style-name="T1">onsole</text:span></text:h>
      <text:h text:style-name="P2" text:outline-level="2">Problem: synchronous when --&gt; terminal or file; async when a pipe</text:h>
      <text:list xml:id="list4215474298988564251" text:style-name="L40">
        <text:list-item>
          <text:p text:style-name="P18">Odd implications e.g. in the following stdout is non-blocking while stderr is blocking:</text:p>
          <text:list>
            <text:list-header>
              <text:p text:style-name="P13">node script.js 2&gt; error.log | tee info.log</text:p>
            </text:list-header>
          </text:list>
        </text:list-item>
      </text:list>
      <text:h text:style-name="Heading_20_3" text:outline-level="3"><text:span text:style-name="T2">E</text:span><text:span text:style-name="T1">xample plugin </text:span><text:span text:style-name="T2">with action patterns</text:span></text:h>
      <text:p text:style-name="P9"><text:tab/><text:tab/><text:span text:style-name="T19">asdf</text:span></text:p>
      <text:list xml:id="list2694453754352564788" text:style-name="L22">
        <text:list-item>
          <text:p text:style-name="P11">note </text:p>
        </text:list-item>
      </text:list>
      <text:h text:style-name="Heading_20_1" text:outline-level="1">Winston <text:span text:style-name="T30">[[Selected]]</text:span></text:h>
      <text:h text:style-name="Heading_20_2" text:outline-level="2">Basic use</text:h>
      <text:p text:style-name="P48">var winston = require('winston');</text:p>
      <text:p text:style-name="P48">winston.log('info', 'Hello distributed log files!');</text:p>
      <text:p text:style-name="P48">winston.info('Hello again distributed logs');</text:p>
      <text:p text:style-name="P50"><text:span text:style-name="T8"><text:tab/><text:tab/><text:tab/><text:tab/><text:tab/></text:span><text:span text:style-name="T14">...OR...</text:span></text:p>
      <text:p text:style-name="P48">var winston = require('winston');</text:p>
      <text:p text:style-name="P48">var logger = new winston.Logger();</text:p>
      <text:p text:style-name="P49"><text:span text:style-name="T8"><text:s/></text:span></text:p>
      <text:p text:style-name="P48">logger.log('info', 'Hello distributed log files!');</text:p>
      <text:p text:style-name="P48">logger.info('Hello again distributed logs');</text:p>
      <text:list xml:id="list1106698577685734786" text:style-name="L42">
        <text:list-item>
          <text:p text:style-name="P45">Output for each is the same:</text:p>
        </text:list-item>
      </text:list>
      <text:p text:style-name="P46">info: Hello distributed log files!</text:p>
      <text:p text:style-name="P46">info: Hello again distributed logs</text:p>
      <text:h text:style-name="Heading_20_2" text:outline-level="2">winston.Logger instances are EventEmitters</text:h>
      <text:list xml:id="list6329859349021316429" text:style-name="L45">
        <text:list-item>
          <text:p text:style-name="P28">log events are raised each time a transport successfully logs a message. <text:span text:style-name="T22">Like so:</text:span></text:p>
        </text:list-item>
      </text:list>
      <text:p text:style-name="P52"><text:s text:c="2"/>logger.on('logging', function (transport, level, msg, meta) {</text:p>
      <text:p text:style-name="P52"><text:s text:c="4"/>// [msg] and [meta] have now been logged at [level] to [transport]</text:p>
      <text:p text:style-name="P52"><text:s text:c="2"/>});</text:p>
      <text:p text:style-name="P52"><text:s text:c="2"/>logger.info('CHILL WINSTON!', { seriously: true });</text:p>
      <text:list xml:id="list7956080614727132809" text:style-name="L46">
        <text:list-item>
          <text:p text:style-name="P29"><text:span text:style-name="T12">I</text:span><text:span text:style-name="T11">t also </text:span><text:span text:style-name="T13">emits “</text:span><text:span text:style-name="T11">error” events, observable via <text:s text:c="2"/></text:span><text:span text:style-name="T7">logger.on('error', function(err){ <text:s/>/* code */ })</text:span></text:p>
        </text:list-item>
      </text:list>
      <text:h text:style-name="P4" text:outline-level="2"><text:soft-page-break/><text:span text:style-name="T10">Levels</text:span></text:h>
      <text:p text:style-name="P51"><text:s text:c="2"/><text:span text:style-name="T1">logger.log('silly', "om nom nom");</text:span></text:p>
      <text:p text:style-name="P47"><text:s text:c="2"/>logger.log('debug', "om nom nom");</text:p>
      <text:p text:style-name="P47"><text:s text:c="2"/>logger.log('verbose', "om nom nom");</text:p>
      <text:p text:style-name="P47"><text:s text:c="2"/>logger.log('info', "om nom nom");</text:p>
      <text:p text:style-name="P47"><text:s text:c="2"/>logger.log('warn', "om nom nom");</text:p>
      <text:p text:style-name="P47"><text:s text:c="2"/>logger.log('error', "om nom nom");</text:p>
      <text:p text:style-name="P47"><text:s text:c="2"/>logger.info("om nom nom");</text:p>
      <text:p text:style-name="P47"><text:s text:c="2"/>logger.warn("om nom nom");</text:p>
      <text:p text:style-name="P47"><text:s text:c="2"/>logger.error("om nom nom");</text:p>
      <text:h text:style-name="Heading_20_2" text:outline-level="2">Features</text:h>
      <text:list xml:id="list928288635426451591" text:style-name="L43">
        <text:list-item>
          <text:p text:style-name="P22">Multiple loggers with different configs with difference loggers responsible for different feature areas</text:p>
        </text:list-item>
        <text:list-item>
          <text:p text:style-name="P23">Profiling</text:p>
        </text:list-item>
        <text:list-item>
          <text:p text:style-name="P23">querying of logs (looks noSQL-esque)</text:p>
        </text:list-item>
        <text:list-item>
          <text:p text:style-name="P36">String interpolation</text:p>
        </text:list-item>
        <text:list-item>
          <text:p text:style-name="P24">streaming logs (stream logs back from chosen transport)</text:p>
        </text:list-item>
        <text:list-item>
          <text:p text:style-name="P24">exception handling</text:p>
        </text:list-item>
        <text:list-item>
          <text:p text:style-name="P25">log levels – <text:span text:style-name="T21">appears to be 9 by default</text:span></text:p>
          <text:list>
            <text:list-item>
              <text:p text:style-name="P26">custom log levels, with custom formatting definable (colours and the like)</text:p>
              <text:list>
                <text:list-item>
                  <text:p text:style-name="P27">registration of styles and colours for custom log levels</text:p>
                </text:list-item>
                <text:list-item>
                  <text:p text:style-name="P35">also, custom log formatting: allows timestamp, level, message, meta --- on Console, File, and Memory transports</text:p>
                </text:list-item>
              </text:list>
            </text:list-item>
          </text:list>
        </text:list-item>
        <text:list-item>
          <text:p text:style-name="P30">sharing transports between logs</text:p>
        </text:list-item>
        <text:list-item>
          <text:p text:style-name="P31">outputs to cli (obviously)</text:p>
        </text:list-item>
        <text:list-item>
          <text:p text:style-name="P32">extending other objects with logging</text:p>
        </text:list-item>
        <text:list-item>
          <text:p text:style-name="P33">log message filtering <text:span text:style-name="T23">(both storage and extraction)</text:span></text:p>
        </text:list-item>
        <text:list-item>
          <text:p text:style-name="P34">custom transports – <text:span text:style-name="T24">easy to do</text:span></text:p>
        </text:list-item>
      </text:list>
      <text:h text:style-name="P6" text:outline-level="1">Bunyan <text:span text:style-name="T28">[[not as interested – too much tweaky config]]</text:span></text:h>
      <text:list xml:id="list5407806560208798209" text:style-name="L47">
        <text:list-item>
          <text:p text:style-name="P37"><text:span text:style-name="T25">key difference betw Bunyan &amp; Winston: Bunyan really shines when logging complex contexts &amp; objects</text:span></text:p>
        </text:list-item>
        <text:list-item>
          <text:p text:style-name="P38">issue: Bunyan output is by default very human-<text:span text:style-name="T26">unfriendly</text:span></text:p>
          <text:list>
            <text:list-item>
              <text:p text:style-name="P39">however, CLI tool exists to emit friendlier logs to the CLI</text:p>
            </text:list-item>
          </text:list>
        </text:list-item>
        <text:list-item>
          <text:p text:style-name="P42">6 log levels by default</text:p>
        </text:list-item>
      </text:list>
      <text:h text:style-name="P3" text:outline-level="2"><text:span text:style-name="T27">Serializer</text:span></text:h>
      <text:p text:style-name="P43"/>
      <text:h text:style-name="P3" text:outline-level="2">Features</text:h>
      <text:list xml:id="list4879383844877313294" text:style-name="L48">
        <text:list-item>
          <text:p text:style-name="P40">Child loggers: specialized loggers for app subcomponents</text:p>
        </text:list-item>
        <text:list-item>
          <text:p text:style-name="P41">Not as good at detecting circular references as Winston</text:p>
        </text:list-item>
        <text:list-item>
          <text:p text:style-name="P41"/>
        </text:list-item>
      </text:list>
      <text:h text:style-name="Heading_20_1" text:outline-level="1"><text:soft-page-break/><text:span text:style-name="T29">node-loggly</text:span></text:h>
      <text:list xml:id="list7422416399300491633" text:style-name="L49">
        <text:list-item>
          <text:p text:style-name="P44">Tied to loggly account – I don't like that</text:p>
        </text:list-item>
        <text:list-item>
          <text:p text:style-name="P44">Also not as feature-rich or customizable.</text:p>
        </text:list-item>
      </text:list>
      <text:h text:style-name="P1" text:outline-level="2"/>
      <text:h text:style-name="P1" text:outline-level="2"><text:span text:style-name="T3">a</text:span><text:span text:style-name="T1">sdf</text:span></text:h>
      <text:list xml:id="list6623570302686804322" text:style-name="L34">
        <text:list-item>
          <text:p text:style-name="P16"><text:span text:style-name="T8">b</text:span></text:p>
        </text:list-item>
      </text:list>
      <text:p text:style-name="P12"><text:tab/><text:tab/><text:tab/><text:span text:style-name="T18">a</text:span></text:p>
      <text:list xml:id="list4447515959034286604" text:style-name="L35">
        <text:list-item>
          <text:p text:style-name="P17"><text:span text:style-name="T9">b</text:span></text:p>
        </text:list-item>
      </text:list>
      <text:h text:style-name="P8" text:outline-level="3"><text:span text:style-name="T16">Output</text:span></text:h>
      <text:list xml:id="list8815651547544487320" text:style-name="L33">
        <text:list-item>
          <text:p text:style-name="P14">Shows list of operations – from:</text:p>
          <text:list>
            <text:list-item>
              <text:p text:style-name="P15"><text:span text:style-name="T17">act<text:tab/><text:tab/>&lt;pluginName&gt;<text:tab/>OUT<text:tab/>:<text:tab/>shows outputs of action functions from module<text:tab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aco" svg:font-family="Monaco, 'Bitstream Vera Sans Mono', 'Lucida Console', Terminal, monospace"/>
    <style:font-face style:name="Monaco1" svg:font-family="Monaco, MonacoRegular, 'Courier New', monospace"/>
    <style:font-face style:name="Myriad Pro" svg:font-family="'Myriad Pro', Calibri, Helvetica, Arial, sans-serif"/>
    <style:font-face style:name="Open Sans" svg:font-family="'Open Sans', sans-serif"/>
    <style:font-face style:name="Ubuntu" svg:font-family="Ubuntu, sans-serif"/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77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74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37cm" style:type="center"/>
          <style:tab-stop style:position="18.27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1.764cm" fo:margin-right="1.5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8-27T00:13:29.769738109</dc:date>
    <dc:creator>andfaulkner </dc:creator>
    <meta:editing-duration>P5DT5H51M26S</meta:editing-duration>
    <meta:editing-cycles>455</meta:editing-cycles>
    <meta:generator>LibreOffice/4.2.8.2$Linux_X86_64 LibreOffice_project/420m0$Build-2</meta:generator>
    <meta:document-statistic meta:table-count="0" meta:image-count="0" meta:object-count="0" meta:page-count="3" meta:paragraph-count="79" meta:word-count="482" meta:character-count="3161" meta:non-whitespace-character-count="2739"/>
  </office:meta>
</office:document-meta>
</file>